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78.21pt"/>
    </style:style>
    <style:style style:name="co5" style:family="table-column">
      <style:table-column-properties fo:break-before="auto" style:column-width="111.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ne_robot_gaussia" table:style-name="ta1">
        <table:shapes>
          <draw:frame draw:z-index="0" draw:style-name="gr1" draw:text-style-name="P1" svg:width="536.51pt" svg:height="450.26pt" svg:x="216.48pt" svg:y="154.35pt">
            <loext:p draw:notify-on-update-of-ranges="line_robot_gaussia.B2:line_robot_gaussia.B11 line_robot_gaussia.C2:line_robot_gaussia.C11 line_robot_gaussia.E2:line_robot_gaussia.E11 line_robot_gaussia.E2:line_robot_gaussia.E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ep_size</text:p>
          </table:table-cell>
          <table:table-cell office:value-type="string" calcext:value-type="string">
            <text:p><text:s/>line_size</text:p>
          </table:table-cell>
          <table:table-cell office:value-type="string" calcext:value-type="string">
            <text:p><text:s/>num_rrt_iterations</text:p>
          </table:table-cell>
          <table:table-cell office:value-type="string" calcext:value-type="string">
            <text:p><text:s/>rrt_path_length</text:p>
          </table:table-cell>
          <table:table-cell office:value-type="string" calcext:value-type="string">
            <text:p><text:s/>std_num_rrt_iterations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613.4" calcext:value-type="float">
            <text:p>2613.4</text:p>
          </table:table-cell>
          <table:table-cell office:value-type="float" office:value="193.3" calcext:value-type="float">
            <text:p>193.3</text:p>
          </table:table-cell>
          <table:table-cell office:value-type="float" office:value="957.535169067" calcext:value-type="float">
            <text:p>957.5351690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697.2" calcext:value-type="float">
            <text:p>3697.2</text:p>
          </table:table-cell>
          <table:table-cell office:value-type="float" office:value="193.6" calcext:value-type="float">
            <text:p>193.6</text:p>
          </table:table-cell>
          <table:table-cell office:value-type="float" office:value="2473.92615537" calcext:value-type="float">
            <text:p>2473.926155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616.8" calcext:value-type="float">
            <text:p>4616.8</text:p>
          </table:table-cell>
          <table:table-cell office:value-type="float" office:value="197" calcext:value-type="float">
            <text:p>197</text:p>
          </table:table-cell>
          <table:table-cell office:value-type="float" office:value="2201.82842202" calcext:value-type="float">
            <text:p>2201.828422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7628.2" calcext:value-type="float">
            <text:p>7628.2</text:p>
          </table:table-cell>
          <table:table-cell office:value-type="float" office:value="196.9" calcext:value-type="float">
            <text:p>196.9</text:p>
          </table:table-cell>
          <table:table-cell office:value-type="float" office:value="3917.45571626" calcext:value-type="float">
            <text:p>3917.455716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7744.6" calcext:value-type="float">
            <text:p>7744.6</text:p>
          </table:table-cell>
          <table:table-cell office:value-type="float" office:value="201.4" calcext:value-type="float">
            <text:p>201.4</text:p>
          </table:table-cell>
          <table:table-cell office:value-type="float" office:value="3822.01709979" calcext:value-type="float">
            <text:p>3822.017099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6812.8" calcext:value-type="float">
            <text:p>6812.8</text:p>
          </table:table-cell>
          <table:table-cell office:value-type="float" office:value="212.4" calcext:value-type="float">
            <text:p>212.4</text:p>
          </table:table-cell>
          <table:table-cell office:value-type="float" office:value="1693.78621241" calcext:value-type="float">
            <text:p>1693.786212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8059.9" calcext:value-type="float">
            <text:p>8059.9</text:p>
          </table:table-cell>
          <table:table-cell office:value-type="float" office:value="208.2" calcext:value-type="float">
            <text:p>208.2</text:p>
          </table:table-cell>
          <table:table-cell office:value-type="float" office:value="3757.66832106" calcext:value-type="float">
            <text:p>3757.668321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8295.1" calcext:value-type="float">
            <text:p>8295.1</text:p>
          </table:table-cell>
          <table:table-cell office:value-type="float" office:value="200.9" calcext:value-type="float">
            <text:p>200.9</text:p>
          </table:table-cell>
          <table:table-cell office:value-type="float" office:value="2753.96039873" calcext:value-type="float">
            <text:p>2753.960398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9754" calcext:value-type="float">
            <text:p>9754</text:p>
          </table:table-cell>
          <table:table-cell office:value-type="float" office:value="225.4" calcext:value-type="float">
            <text:p>225.4</text:p>
          </table:table-cell>
          <table:table-cell office:value-type="float" office:value="2998.46905381" calcext:value-type="float">
            <text:p>2998.469053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13121" calcext:value-type="float">
            <text:p>13121</text:p>
          </table:table-cell>
          <table:table-cell office:value-type="float" office:value="224.3" calcext:value-type="float">
            <text:p>224.3</text:p>
          </table:table-cell>
          <table:table-cell office:value-type="float" office:value="7186.55862628" calcext:value-type="float">
            <text:p>7186.558626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30T00:53:17.808843646</dc:date>
    <meta:editing-duration>PT38M14S</meta:editing-duration>
    <meta:editing-cycles>1</meta:editing-cycles>
    <meta:document-statistic meta:table-count="1" meta:cell-count="55" meta:object-count="1"/>
    <meta:generator>LibreOffice/5.1.6.2$Linux_x86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line_robot_gaussia.E2:line_robot_gaussia.E11" chart:error-lower-range="line_robot_gaussia.E2:line_robot_gaussia.E11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2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line_robot_gaussia.E2:line_robot_gaussia.E11" chart:error-lower-range="line_robot_gaussia.E2:line_robot_gaussia.E11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false" chart:error-category="cell-range" chart:error-upper-range="line_robot_gaussia.E2:line_robot_gaussia.E11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28cm" svg:height="15.885cm" xlink:href=".." xlink:type="simple" chart:class="chart:bar" chart:style-name="ch1">
        <chart:title svg:x="6.1cm" svg:y="0.453cm" chart:style-name="ch2">
          <text:p>Line size vs Number of Iterations</text:p>
        </chart:title>
        <chart:plot-area chart:style-name="ch3" table:cell-range-address="line_robot_gaussia.B2:line_robot_gaussia.C11" chart:data-source-has-labels="column" svg:x="1.389cm" svg:y="1.549cm" svg:width="17.161cm" svg:height="13.038cm">
          <chartooo:coordinate-region svg:x="2.566cm" svg:y="1.549cm" svg:width="15.984cm" svg:height="12.391cm"/>
          <chart:axis chart:dimension="x" chart:name="primary-x" chart:style-name="ch4" chartooo:axis-type="auto">
            <chartooo:date-scale/>
            <chart:title svg:x="9.264cm" svg:y="14.904cm" chart:style-name="ch5">
              <text:p>line_size</text:p>
            </chart:title>
            <chart:categories table:cell-range-address="line_robot_gaussia.B2:line_robot_gaussia.B11"/>
          </chart:axis>
          <chart:axis chart:dimension="y" chart:name="primary-y" chart:style-name="ch6">
            <chart:title svg:x="0.451cm" svg:y="9.117cm" chart:style-name="ch7">
              <text:p>num_iteration</text:p>
            </chart:title>
            <chart:grid chart:style-name="ch8" chart:class="major"/>
          </chart:axis>
          <chart:series chart:style-name="ch9" chart:values-cell-range-address="line_robot_gaussia.C2:line_robot_gaussia.C11" chart:class="chart:bar">
            <chart:error-indicator chart:style-name="ch10" chart:dimension="y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line_robot_gaussia.B2:line_robot_gaussia.B11</svg:desc>
                </draw:g>
              </table:table-cell>
              <table:table-cell office:value-type="float" office:value="2613.4">
                <text:p>2613.4</text:p>
                <draw:g>
                  <svg:desc>line_robot_gaussia.C2:line_robot_gaussia.C11</svg:desc>
                </draw:g>
              </table:table-cell>
              <table:table-cell office:value-type="float" office:value="957.535169067">
                <text:p>957.535169067</text:p>
                <draw:g>
                  <svg:desc>line_robot_gaussia.E2:line_robot_gaussia.E11</svg:desc>
                </draw:g>
              </table:table-cell>
              <table:table-cell office:value-type="float" office:value="957.535169067">
                <text:p>957.535169067</text:p>
                <draw:g>
                  <svg:desc>line_robot_gaussia.E2:line_robot_gaussia.E11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697.2">
                <text:p>3697.2</text:p>
              </table:table-cell>
              <table:table-cell office:value-type="float" office:value="2473.92615537">
                <text:p>2473.92615537</text:p>
              </table:table-cell>
              <table:table-cell office:value-type="float" office:value="2473.92615537">
                <text:p>2473.926155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616.8">
                <text:p>4616.8</text:p>
              </table:table-cell>
              <table:table-cell office:value-type="float" office:value="2201.82842202">
                <text:p>2201.82842202</text:p>
              </table:table-cell>
              <table:table-cell office:value-type="float" office:value="2201.82842202">
                <text:p>2201.828422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628.2">
                <text:p>7628.2</text:p>
              </table:table-cell>
              <table:table-cell office:value-type="float" office:value="3917.45571626">
                <text:p>3917.45571626</text:p>
              </table:table-cell>
              <table:table-cell office:value-type="float" office:value="3917.45571626">
                <text:p>3917.4557162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744.6">
                <text:p>7744.6</text:p>
              </table:table-cell>
              <table:table-cell office:value-type="float" office:value="3822.01709979">
                <text:p>3822.01709979</text:p>
              </table:table-cell>
              <table:table-cell office:value-type="float" office:value="3822.01709979">
                <text:p>3822.0170997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812.8">
                <text:p>6812.8</text:p>
              </table:table-cell>
              <table:table-cell office:value-type="float" office:value="1693.78621241">
                <text:p>1693.78621241</text:p>
              </table:table-cell>
              <table:table-cell office:value-type="float" office:value="1693.78621241">
                <text:p>1693.7862124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059.9">
                <text:p>8059.9</text:p>
              </table:table-cell>
              <table:table-cell office:value-type="float" office:value="3757.66832106">
                <text:p>3757.66832106</text:p>
              </table:table-cell>
              <table:table-cell office:value-type="float" office:value="3757.66832106">
                <text:p>3757.6683210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295.1">
                <text:p>8295.1</text:p>
              </table:table-cell>
              <table:table-cell office:value-type="float" office:value="2753.96039873">
                <text:p>2753.96039873</text:p>
              </table:table-cell>
              <table:table-cell office:value-type="float" office:value="2753.96039873">
                <text:p>2753.9603987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9754">
                <text:p>9754</text:p>
              </table:table-cell>
              <table:table-cell office:value-type="float" office:value="2998.46905381">
                <text:p>2998.46905381</text:p>
              </table:table-cell>
              <table:table-cell office:value-type="float" office:value="2998.46905381">
                <text:p>2998.4690538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3121">
                <text:p>13121</text:p>
              </table:table-cell>
              <table:table-cell office:value-type="float" office:value="7186.55862628">
                <text:p>7186.55862628</text:p>
              </table:table-cell>
              <table:table-cell office:value-type="float" office:value="7186.55862628">
                <text:p>7186.55862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